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8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ub, 2 postes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taille paquets</text:p>
          </table:table-cell>
          <table:table-cell office:value-type="string">
            <text:p>data/total</text:p>
          </table:table-cell>
          <table:table-cell office:value-type="string">
            <text:p>kb/s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667">
            <text:p>1.67</text:p>
          </table:table-cell>
          <table:table-cell office:value-type="float" office:value="1176">
            <text:p>1176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.67">
            <text:p>16.67</text:p>
          </table:table-cell>
          <table:table-cell office:value-type="float" office:value="2299">
            <text:p>2299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.42">
            <text:p>70.42</text:p>
          </table:table-cell>
          <table:table-cell office:value-type="float" office:value="5988">
            <text:p>5988</text:p>
          </table:table-cell>
          <table:table-cell table:number-columns-repeated="102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5.96">
            <text:p>95.96</text:p>
          </table:table-cell>
          <table:table-cell office:value-type="float" office:value="9372">
            <text:p>9372</text:p>
          </table:table-cell>
          <table:table-cell table:number-columns-repeated="1021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97.18">
            <text:p>97.18</text:p>
          </table:table-cell>
          <table:table-cell office:value-type="float" office:value="9558">
            <text:p>9558</text:p>
          </table:table-cell>
          <table:table-cell table:number-columns-repeated="1021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6.34">
            <text:p>96.34</text:p>
          </table:table-cell>
          <table:table-cell office:value-type="float" office:value="9407">
            <text:p>9407</text:p>
          </table:table-cell>
          <table:table-cell table:number-columns-repeated="1021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6.46">
            <text:p>96.46</text:p>
          </table:table-cell>
          <table:table-cell office:value-type="float" office:value="9419">
            <text:p>9419</text:p>
          </table:table-cell>
          <table:table-cell table:number-columns-repeated="1021"/>
        </table:table-row>
        <table:table-row table:style-name="ro1">
          <table:table-cell>
            <draw:frame table:end-cell-address="'Hub, 2 postes'.G35" table:end-x="0.2732in" table:end-y="0.0697in" draw:z-index="0" draw:style-name="gr1" svg:width="6.1799in" svg:height="4.3807in" svg:x="0in" svg:y="0.0421in">
              <draw:object draw:notify-on-update-of-ranges="'Hub, 2 postes'.A1:'Hub, 2 postes'.A1 'Hub, 2 postes'.A2:'Hub, 2 postes'.A8 'Hub, 2 postes'.B1:'Hub, 2 postes'.B1 'Hub, 2 postes'.B2:'Hub, 2 postes'.B8 'Hub, 2 postes'.A1:'Hub, 2 postes'.A1 'Hub, 2 postes'.A2:'Hub, 2 postes'.A8 'Hub, 2 postes'.C1:'Hub, 2 postes'.C1 'Hub, 2 postes'.C2:'Hub, 2 postes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4">01/04/2009</text:date>, <text:time>19:1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1-04T19:16:48</dc:date>
    <dc:creator>Geoffroy Carrier</dc:creator>
    <meta:generator>OpenOffice.org/3.0$Linux OpenOffice.org_project/300m9$Build-9358</meta:generator>
    <meta:editing-duration>PT01H27M31S</meta:editing-duration>
    <meta:editing-cycles>1</meta:editing-cycles>
    <meta:document-statistic meta:table-count="1" meta:cell-count="2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698cm" svg:height="11.128cm" chart:class="chart:scatter" chart:style-name="ch1">
        <chart:legend chart:legend-position="bottom" svg:x="6.409cm" svg:y="10.355cm" chart:style-name="ch2"/>
        <chart:plot-area chart:style-name="ch3" table:cell-range-address="'Hub, 2 postes'.A1:'Hub, 2 postes'.C8" chart:data-source-has-labels="row" svg:x="0.313cm" svg:y="0.222cm" svg:width="14.759cm" svg:height="9.912cm"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'Hub, 2 postes'.B2:'Hub, 2 postes'.B8" chart:label-cell-address="'Hub, 2 postes'.B1:'Hub, 2 postes'.B1" chart:class="chart:scatter">
            <chart:domain table:cell-range-address="'Hub, 2 postes'.A2:'Hub, 2 postes'.A8"/>
            <chart:data-point chart:repeated="7"/>
          </chart:series>
          <chart:series chart:attached-axis="primary-y" chart:style-name="ch8" chart:values-cell-range-address="'Hub, 2 postes'.C2:'Hub, 2 postes'.C8" chart:label-cell-address="'Hub, 2 postes'.C1:'Hub, 2 postes'.C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Hub, 2 postes'.B1:'Hub, 2 postes'.B1">data/total</text:p>
              </table:table-cell>
              <table:table-cell office:value-type="string">
                <text:p text:id="'Hub, 2 postes'.C1:'Hub, 2 postes'.C1">kb/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'Hub, 2 postes'.A2:'Hub, 2 postes'.A8">10</text:p>
              </table:table-cell>
              <table:table-cell office:value-type="float" office:value="1.667">
                <text:p text:id="'Hub, 2 postes'.B2:'Hub, 2 postes'.B8">1.667</text:p>
              </table:table-cell>
              <table:table-cell office:value-type="float" office:value="1176">
                <text:p text:id="'Hub, 2 postes'.C2:'Hub, 2 postes'.C8">11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.67">
                <text:p>16.67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70.42">
                <text:p>70.42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95.96">
                <text:p>95.96</text:p>
              </table:table-cell>
              <table:table-cell office:value-type="float" office:value="9372">
                <text:p>9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0">
                <text:p>1450</text:p>
              </table:table-cell>
              <table:table-cell office:value-type="float" office:value="97.18">
                <text:p>97.18</text:p>
              </table:table-cell>
              <table:table-cell office:value-type="float" office:value="9558">
                <text:p>9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96.34">
                <text:p>96.34</text:p>
              </table:table-cell>
              <table:table-cell office:value-type="float" office:value="9407">
                <text:p>9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96.46">
                <text:p>96.46</text:p>
              </table:table-cell>
              <table:table-cell office:value-type="float" office:value="9419">
                <text:p>9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